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37cm" fo:margin-left="0.499cm" fo:margin-right="0.466cm" table:align="margins"/>
    </style:style>
    <style:style style:name="Таблица1.A" style:family="table-column">
      <style:table-column-properties style:column-width="2.574cm" style:rel-column-width="1459*"/>
    </style:style>
    <style:style style:name="Таблица1.B" style:family="table-column">
      <style:table-column-properties style:column-width="3.082cm" style:rel-column-width="1747*"/>
    </style:style>
    <style:style style:name="Таблица1.C" style:family="table-column">
      <style:table-column-properties style:column-width="3.083cm" style:rel-column-width="1748*"/>
    </style:style>
    <style:style style:name="Таблица1.F" style:family="table-column">
      <style:table-column-properties style:column-width="2.632cm" style:rel-column-width="149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Таблица1.F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37cm" fo:margin-left="0.499cm" fo:margin-right="0.466cm" table:align="margins"/>
    </style:style>
    <style:style style:name="Таблица2.A" style:family="table-column">
      <style:table-column-properties style:column-width="2.574cm" style:rel-column-width="1459*"/>
    </style:style>
    <style:style style:name="Таблица2.B" style:family="table-column">
      <style:table-column-properties style:column-width="3.082cm" style:rel-column-width="1747*"/>
    </style:style>
    <style:style style:name="Таблица2.C" style:family="table-column">
      <style:table-column-properties style:column-width="3.083cm" style:rel-column-width="1748*"/>
    </style:style>
    <style:style style:name="Таблица2.F" style:family="table-column">
      <style:table-column-properties style:column-width="2.632cm" style:rel-column-width="1492*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Таблица2.F3" style:family="table-cell" style:data-style-name="N2">
      <style:table-cell-properties fo:padding="0.097cm" fo:border-left="0.002cm solid #000000" fo:border-right="0.002cm solid #000000" fo:border-top="none" fo:border-bottom="0.002cm solid #000000"/>
    </style:style>
    <style:style style:name="Таблица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.51cm" fo:margin-right="0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51cm" fo:margin-right="0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.51cm" fo:margin-right="0cm" fo:line-height="20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51cm" fo:margin-right="0.534cm" fo:text-indent="0cm" style:auto-text-indent="false"/>
    </style:style>
    <style:style style:name="P8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8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T1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3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18.478cm" svg:height="28.65cm" svg:x="2cm" svg:y="0.504cm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3.01cm" svg:y1="27.647cm" svg:x2="3.012cm" svg:y2="29.136cm">
          <text:p/>
        </draw:line>
        <draw:line draw:style-name="gr2" draw:text-style-name="P13" svg:x1="2.009cm" svg:y1="27.635cm" svg:x2="20.455cm" svg:y2="27.635cm">
          <text:p/>
        </draw:line>
        <draw:line draw:style-name="gr2" draw:text-style-name="P13" svg:x1="4.017cm" svg:y1="27.647cm" svg:x2="4.019cm" svg:y2="29.136cm">
          <text:p/>
        </draw:line>
        <draw:line draw:style-name="gr2" draw:text-style-name="P13" svg:x1="6.543cm" svg:y1="27.647cm" svg:x2="6.545cm" svg:y2="29.136cm">
          <text:p/>
        </draw:line>
        <draw:line draw:style-name="gr2" draw:text-style-name="P13" svg:x1="8.055cm" svg:y1="27.661cm" svg:x2="8.057cm" svg:y2="29.136cm">
          <text:p/>
        </draw:line>
        <draw:line draw:style-name="gr2" draw:text-style-name="P13" svg:x1="9.068cm" svg:y1="27.647cm" svg:x2="9.07cm" svg:y2="29.122cm">
          <text:p/>
        </draw:line>
        <draw:line draw:style-name="gr2" draw:text-style-name="P13" svg:x1="19.464cm" svg:y1="27.647cm" svg:x2="19.468cm" svg:y2="29.136cm">
          <text:p/>
        </draw:line>
        <draw:line draw:style-name="gr3" draw:text-style-name="P13" svg:x1="2.009cm" svg:y1="28.137cm" svg:x2="9.049cm" svg:y2="28.139cm">
          <text:p/>
        </draw:line>
        <draw:line draw:style-name="gr2" draw:text-style-name="P13" svg:x1="2.009cm" svg:y1="28.644cm" svg:x2="9.049cm" svg:y2="28.644cm">
          <text:p/>
        </draw:line>
        <draw:line draw:style-name="gr3" draw:text-style-name="P13" svg:x1="19.477cm" svg:y1="28.144cm" svg:x2="20.465cm" svg:y2="28.144cm">
          <text:p/>
        </draw:line>
        <draw:frame draw:style-name="gr4" draw:text-style-name="P15" svg:width="0.923cm" svg:height="0.442cm" svg:x="2.049cm" svg:y="28.664cm">
          <draw:text-box>
            <text:p text:style-name="P14"><text:span text:style-name="T3">Изм.</text:span></text:p>
          </draw:text-box>
        </draw:frame>
        <draw:frame draw:style-name="gr4" draw:text-style-name="P15" svg:width="0.925cm" svg:height="0.442cm" svg:x="3.05cm" svg:y="28.664cm">
          <draw:text-box>
            <text:p text:style-name="P14"><text:span text:style-name="T3">Лист</text:span></text:p>
          </draw:text-box>
        </draw:frame>
        <draw:frame draw:style-name="gr4" draw:text-style-name="P15" svg:width="2.377cm" svg:height="0.442cm" svg:x="4.094cm" svg:y="28.664cm">
          <draw:text-box>
            <text:p text:style-name="P14"><text:span text:style-name="T3">№ </text:span><text:span text:style-name="T3">докум.</text:span></text:p>
          </draw:text-box>
        </draw:frame>
        <draw:frame draw:style-name="gr4" draw:text-style-name="P17" svg:width="1.415cm" svg:height="0.442cm" svg:x="6.602cm" svg:y="28.664cm">
          <draw:text-box>
            <text:p text:style-name="P16"><text:span text:style-name="T4">Подпись</text:span></text:p>
          </draw:text-box>
        </draw:frame>
        <draw:frame draw:style-name="gr4" draw:text-style-name="P15" svg:width="0.923cm" svg:height="0.442cm" svg:x="8.101cm" svg:y="28.664cm">
          <draw:text-box>
            <text:p text:style-name="P14"><text:span text:style-name="T3">Дата</text:span></text:p>
          </draw:text-box>
        </draw:frame>
        <draw:frame draw:style-name="gr4" draw:text-style-name="P15" svg:width="0.925cm" svg:height="0.442cm" svg:x="19.505cm" svg:y="27.686cm">
          <draw:text-box>
            <text:p text:style-name="P14"><text:span text:style-name="T3">Лист</text:span></text:p>
          </draw:text-box>
        </draw:frame>
        <draw:frame draw:style-name="gr4" draw:text-style-name="P15" svg:width="0.925cm" svg:height="0.604cm" svg:x="19.505cm" svg:y="28.342cm">
          <draw:text-box>
            <text:p text:style-name="P14"><text:span text:style-name="T5"><text:s/></text:span></text:p>
          </draw:text-box>
        </draw:frame>
        <draw:frame draw:style-name="gr4" draw:text-style-name="P15" svg:width="10.231cm" svg:height="0.682cm" svg:x="9.153cm" svg:y="28.038cm">
          <draw:text-box>
            <text:p text:style-name="P18"><text:span text:style-name="T6">КР-НГТУ-210200.62-(АВР 09-1)-08-12</text:span></text:p>
          </draw:text-box>
        </draw:frame>
      </draw:g>
      <text:p text:style-name="P7"/>
      <text:p text:style-name="P8">5 Синтез линейного фильтра и выбор ЭРИ.</text:p>
      <text:p text:style-name="P6">Расчет порядка фильтра Баттерворта производим по следующей формуле:</text:p>
      <text:p text:style-name="P5"><draw:frame draw:style-name="fr1" draw:name="Объект1" text:anchor-type="as-char" svg:width="8.195cm" svg:height="2.54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Поскольку порядок фильтра равен нечетному числу, то выбираем схему с меньшим числом индуктивностей. Схема электрическая принципиальная приведена в пояснительной записке. Для фильтра пятого порядка нормированные коэффициенты K приведены в таблице 1 ниже:</text:p>
      <text:p text:style-name="P11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>
          <table:table-cell table:style-name="Таблица1.A1" table:number-rows-spanned="2" office:value-type="string">
            <text:p text:style-name="P3">Порядок фильтра</text:p>
          </table:table-cell>
          <table:table-cell table:style-name="Таблица1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float" office:value="1">
            <text:p text:style-name="P1">1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B2" office:value-type="float" office:value="3">
            <text:p text:style-name="P1">3</text:p>
          </table:table-cell>
          <table:table-cell table:style-name="Таблица1.B2" office:value-type="float" office:value="4">
            <text:p text:style-name="P1">4</text:p>
          </table:table-cell>
          <table:table-cell table:style-name="Таблица1.F2" office:value-type="float" office:value="5">
            <text:p text:style-name="P1">5</text:p>
          </table:table-cell>
        </table:table-row>
        <table:table-row>
          <table:table-cell table:style-name="Таблица1.B2" office:value-type="float" office:value="5">
            <text:p text:style-name="P1">5</text:p>
          </table:table-cell>
          <table:table-cell table:style-name="Таблица1.B3" office:value-type="float" office:value="0.618">
            <text:p text:style-name="P1">0,618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B3" office:value-type="float" office:value="2">
            <text:p text:style-name="P1">2,000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F3" office:value-type="float" office:value="0.618">
            <text:p text:style-name="P1">0,618</text:p>
          </table:table-cell>
        </table:table-row>
      </table:table>
      <text:p text:style-name="P10"/>
      <text:p text:style-name="P9">Для ФНЧ параметры пассивных элементов определяются по формулам:</text:p>
      <text:p text:style-name="P10"><draw:frame draw:style-name="fr1" draw:name="Объект2" text:anchor-type="as-char" svg:width="5.689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" draw:name="Объект3" text:anchor-type="as-char" svg:width="8.998cm" svg:height="1.05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1" draw:name="Объект4" text:anchor-type="as-char" svg:width="7.999cm" svg:height="1.0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0"><draw:frame draw:style-name="fr1" draw:name="Объект5" text:anchor-type="as-char" svg:width="8.588cm" svg:height="1.0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>Здесь за <draw:frame draw:style-name="fr1" draw:name="Объект6" text:anchor-type="as-char" svg:width="2.305cm" svg:height="0.531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1">принято волновое сопротивление коаксиальной линии. Результаты вычислений сведены в таблицу 2</text:span></text:p>
      <text:p text:style-name="P11"><text:span text:style-name="T1">Таблица 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>
          <table:table-cell table:style-name="Таблица2.A1" table:number-rows-spanned="2" office:value-type="string">
            <text:p text:style-name="P3">Тип </text:p>
          </table:table-cell>
          <table:table-cell table:style-name="Таблица2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B2" office:value-type="float" office:value="1">
            <text:p text:style-name="P1">1</text:p>
          </table:table-cell>
          <table:table-cell table:style-name="Таблица2.B2" office:value-type="float" office:value="2">
            <text:p text:style-name="P1">2</text:p>
          </table:table-cell>
          <table:table-cell table:style-name="Таблица2.B2" office:value-type="float" office:value="3">
            <text:p text:style-name="P1">3</text:p>
          </table:table-cell>
          <table:table-cell table:style-name="Таблица2.B2" office:value-type="float" office:value="4">
            <text:p text:style-name="P1">4</text:p>
          </table:table-cell>
          <table:table-cell table:style-name="Таблица2.F2" office:value-type="float" office:value="5">
            <text:p text:style-name="P1">5</text:p>
          </table:table-cell>
        </table:table-row>
        <table:table-row>
          <table:table-cell table:style-name="Таблица2.A3" office:value-type="string">
            <text:p text:style-name="P1">С, нФ</text:p>
          </table:table-cell>
          <table:table-cell table:style-name="Таблица2.B3" office:value-type="float" office:value="1.31">
            <text:p text:style-name="P1">1,31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3" office:value-type="float" office:value="4.25">
            <text:p text:style-name="P1">4,25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F3" office:value-type="float" office:value="0.618">
            <text:p text:style-name="P1">0,62</text:p>
          </table:table-cell>
        </table:table-row>
        <table:table-row>
          <table:table-cell table:style-name="Таблица2.A3" office:value-type="string">
            <text:p text:style-name="P2">L, <text:span text:style-name="T2">мГн</text:span>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F4" office:value-type="string">
            <text:p text:style-name="P1">–</text:p>
          </table:table-cell>
        </table:table-row>
      </table:table>
      <text:p text:style-name="P9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3:14:07.47</dc:date>
    <dc:creator>Ruslan Murtazin</dc:creator>
    <meta:editing-duration>PT1H5M54S</meta:editing-duration>
    <meta:editing-cycles>7</meta:editing-cycles>
    <meta:generator>OpenOffice.org/3.4.1$Win32 OpenOffice.org_project/341m1$Build-9593</meta:generator>
    <meta:document-statistic meta:table-count="2" meta:image-count="0" meta:object-count="6" meta:page-count="1" meta:paragraph-count="44" meta:word-count="113" meta:character-count="702"/>
  </office:meta>
</office:document-meta>
</file>

<file path=Object 1/content.xml><?xml version="1.0" encoding="utf-8"?>
<math xmlns="http://www.w3.org/1998/Math/MathML">
  <semantics>
    <mrow>
      <mi>n</mi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n>0,1</mn>
                      <msub>
                        <mi>A</mi>
                        <mi mathvariant="italic">min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n>0,1</mn>
                      <msub>
                        <mi>A</mi>
                        <mi mathvariant="italic">max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i>f</mi>
                  <mi>з</mi>
                </msub>
                <msub>
                  <mi>f</mi>
                  <mi>c</mi>
                </msub>
              </mfrac>
            </mrow>
          </mfenced>
        </mrow>
      </mfrac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row>
                        <mn>0,1</mn>
                        <mo stretchy="false">⋅</mo>
                        <mn>40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row>
                        <mn>0,1</mn>
                        <mo stretchy="false">⋅</mo>
                        <mn>2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n>3f</mn>
                  <mn>1</mn>
                </msub>
                <msub>
                  <mi>f</mi>
                  <mn>1</mn>
                </msub>
              </mfrac>
            </mrow>
          </mfenced>
        </mrow>
      </mfrac>
      <mrow>
        <mi/>
        <mo stretchy="false">≈</mo>
        <mi/>
      </mrow>
      <mn>5</mn>
    </mrow>
    <annotation encoding="StarMath 5.0">n`=`{log left [ {10^{0,1A_min}`-`1} over {10^{0,1A_max}`-`1} right ]} over {2 log left ( f_з over f_c right )}`=`{log left [ {10^{0,1 cdot 40}`-`1} over {10^{0,1 cdot 2}`-`1} right ]} over {2 log left ( 3f_1 over f_1 right )}`approx`5</annotation>
  </semantics>
</math>
</file>

<file path=Object 2/content.xml><?xml version="1.0" encoding="utf-8"?>
<math xmlns="http://www.w3.org/1998/Math/MathML">
  <semantics>
    <mrow>
      <mi>L</mi>
      <mrow>
        <mi/>
        <mo stretchy="false">=</mo>
        <mi/>
      </mrow>
      <mi>K</mi>
      <mfrac>
        <msub>
          <mi>R</mi>
          <mi>Н</mi>
        </msub>
        <mrow>
          <mn>2</mn>
          <mo stretchy="false">π</mo>
          <msub>
            <mi>f</mi>
            <mi>c</mi>
          </msub>
        </mrow>
      </mfrac>
      <mi>,</mi>
      <mi/>
      <mi>C</mi>
      <mrow>
        <mi/>
        <mo stretchy="false">=</mo>
        <mi/>
      </mrow>
      <mi>K</mi>
      <mfrac>
        <mn>1</mn>
        <mrow>
          <mn>2</mn>
          <mo stretchy="false">π</mo>
          <msub>
            <mi>f</mi>
            <mi>c</mi>
          </msub>
          <msub>
            <mi>R</mi>
            <mi>H</mi>
          </msub>
        </mrow>
      </mfrac>
    </mrow>
    <annotation encoding="StarMath 5.0">L`=`K R_Н over {2%pi f_c},`C`=`K 1 over {2%pi f_c R_H}</annotation>
  </semantics>
</math>
</file>

<file path=Object 3/content.xml><?xml version="1.0" encoding="utf-8"?>
<math xmlns="http://www.w3.org/1998/Math/MathML">
  <semantics>
    <mrow>
      <msub>
        <mi>C</mi>
        <mn>1</mn>
      </msub>
      <mrow>
        <mi/>
        <mo stretchy="false">=</mo>
        <mi/>
      </mrow>
      <msub>
        <mi>C</mi>
        <mn>5</mn>
      </msub>
      <mrow>
        <mi/>
        <mo stretchy="false">=</mo>
        <mi/>
      </mrow>
      <mfrac>
        <mrow>
          <mn>0,618</mn>
          <mo stretchy="false">⋅</mo>
          <mn>1</mn>
        </mrow>
        <mrow>
          <mrow>
            <mrow>
              <mrow>
                <mn>2</mn>
                <mo stretchy="false">⋅</mo>
                <mn>3,14</mn>
              </mrow>
              <mo stretchy="false">⋅</mo>
              <msup>
                <mn>10</mn>
                <mn>6</mn>
              </msup>
            </mrow>
            <mo stretchy="false">⋅</mo>
            <mn>75</mn>
          </mrow>
        </mrow>
      </mfrac>
      <mrow>
        <mi/>
        <mo stretchy="false">=</mo>
        <mi/>
      </mrow>
      <mrow>
        <mn>1,31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1,31</mn>
      <mi mathvariant="italic">нФ</mi>
    </mrow>
    <annotation encoding="StarMath 5.0">C_1`=`C_5`=`0,618 cdot 1 over {2 cdot 3,14 cdot 10^6 cdot 75}`=`1,31 cdot 10^-9 Ф`=`1,31 нФ</annotation>
  </semantics>
</math>
</file>

<file path=Object 4/content.xml><?xml version="1.0" encoding="utf-8"?>
<math xmlns="http://www.w3.org/1998/Math/MathML">
  <semantics>
    <mrow>
      <msub>
        <mi>C</mi>
        <mn>3</mn>
      </msub>
      <mrow>
        <mi/>
        <mo stretchy="false">=</mo>
        <mfrac>
          <mrow>
            <mn>2</mn>
            <mo stretchy="false">⋅</mo>
            <mn>1</mn>
          </mrow>
          <mrow>
            <mrow>
              <mrow>
                <mrow>
                  <mn>2</mn>
                  <mo stretchy="false">⋅</mo>
                  <mn>3,14</mn>
                </mrow>
                <mo stretchy="false">⋅</mo>
                <msup>
                  <mn>10</mn>
                  <mn>6</mn>
                </msup>
              </mrow>
              <mo stretchy="false">⋅</mo>
              <mn>75</mn>
            </mrow>
          </mrow>
        </mfrac>
      </mrow>
      <mrow>
        <mi/>
        <mo stretchy="false">=</mo>
        <mi/>
      </mrow>
      <mrow>
        <mn>4,25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4,25</mn>
      <mi mathvariant="italic">нФ</mi>
    </mrow>
    <annotation encoding="StarMath 5.0">C_3`=2 cdot 1 over {2 cdot 3,14 cdot 10^6 cdot 75}`=`4,25 cdot 10^-9 Ф`=`4,25 нФ</annotation>
  </semantics>
</math>
</file>

<file path=Object 5/content.xml><?xml version="1.0" encoding="utf-8"?>
<math xmlns="http://www.w3.org/1998/Math/MathML">
  <semantics>
    <mrow>
      <msub>
        <mi>L</mi>
        <mn>2</mn>
      </msub>
      <mrow>
        <mi/>
        <mo stretchy="false">=</mo>
        <mi/>
      </mrow>
      <msub>
        <mi>L</mi>
        <mn>4</mn>
      </msub>
      <mrow>
        <mi/>
        <mo stretchy="false">=</mo>
        <mi/>
      </mrow>
      <mfrac>
        <mrow>
          <mn>1,618</mn>
          <mo stretchy="false">⋅</mo>
          <mn>75</mn>
        </mrow>
        <mrow>
          <mrow>
            <mrow>
              <mn>2</mn>
              <mo stretchy="false">⋅</mo>
              <mn>3,14</mn>
            </mrow>
            <mo stretchy="false">⋅</mo>
            <msup>
              <mn>10</mn>
              <mn>6</mn>
            </msup>
          </mrow>
        </mrow>
      </mfrac>
      <mrow>
        <mi/>
        <mo stretchy="false">=</mo>
        <mi/>
      </mrow>
      <mrow>
        <mn>1,93</mn>
        <mo stretchy="false">⋅</mo>
        <msup>
          <mn>10</mn>
          <mrow>
            <mo stretchy="false">−</mo>
            <mn>5</mn>
          </mrow>
        </msup>
      </mrow>
      <mi mathvariant="italic">Гн</mi>
      <mrow>
        <mi/>
        <mo stretchy="false">=</mo>
        <mi/>
      </mrow>
      <mn>193</mn>
      <mi mathvariant="italic">мГн</mi>
    </mrow>
    <annotation encoding="StarMath 5.0">L_2`=`L_4`=`1,618 cdot 75 over {2 cdot 3,14 cdot 10^6}`=`1,93 cdot 10^-5 Гн`=`193 мГн</annotation>
  </semantics>
</math>
</file>

<file path=Object 6/content.xml><?xml version="1.0" encoding="utf-8"?>
<math xmlns="http://www.w3.org/1998/Math/MathML">
  <semantics>
    <mrow>
      <msub>
        <mi>R</mi>
        <mi>H</mi>
      </msub>
      <mrow>
        <mi/>
        <mo stretchy="false">=</mo>
        <mi/>
      </mrow>
      <mn>75</mn>
      <mi mathvariant="italic">Ом</mi>
    </mrow>
    <annotation encoding="StarMath 5.0">R_H`=`75 Ом</annotation>
  </semantics>
</math>
</file>